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paragraph-rsid="0013b627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4pt" fo:font-weight="bold" officeooo:paragraph-rsid="0013b62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32pt" fo:font-weight="bold" officeooo:paragraph-rsid="0013b627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00%"/>
      <style:text-properties style:font-name="FreeSerif" fo:font-size="11pt" officeooo:rsid="0019a3f8" officeooo:paragraph-rsid="001a73a7" style:font-size-asian="11pt" style:font-size-complex="11pt"/>
    </style:style>
    <style:style style:name="P5" style:family="paragraph" style:parent-style-name="Text_20_body">
      <style:paragraph-properties fo:line-height="100%"/>
      <style:text-properties style:font-name="FreeSerif" officeooo:paragraph-rsid="0013b627"/>
    </style:style>
    <style:style style:name="P6" style:family="paragraph" style:parent-style-name="Text_20_body">
      <style:paragraph-properties fo:line-height="100%"/>
      <style:text-properties style:font-name="FreeSerif" fo:font-weight="bold" officeooo:rsid="001bc302" officeooo:paragraph-rsid="0013b627" style:font-weight-asian="bold" style:font-weight-complex="bold"/>
    </style:style>
    <style:style style:name="P7" style:family="paragraph" style:parent-style-name="Text_20_body">
      <style:paragraph-properties fo:line-height="100%"/>
      <style:text-properties style:font-name="FreeSerif" fo:font-weight="bold" officeooo:rsid="0013b627" officeooo:paragraph-rsid="0013b627" style:font-weight-asian="bold" style:font-weight-complex="bold"/>
    </style:style>
    <style:style style:name="P8" style:family="paragraph" style:parent-style-name="Text_20_body">
      <style:paragraph-properties fo:line-height="100%"/>
      <style:text-properties style:font-name="FreeSerif" fo:font-size="11pt" officeooo:rsid="0019a3f8" officeooo:paragraph-rsid="00157024" style:font-size-asian="11pt" style:font-size-complex="11pt"/>
    </style:style>
    <style:style style:name="P9" style:family="paragraph" style:parent-style-name="Text_20_body">
      <style:paragraph-properties fo:line-height="100%"/>
      <style:text-properties style:font-name="FreeSerif" fo:font-size="11pt" officeooo:rsid="0019a3f8" officeooo:paragraph-rsid="0013b627" style:font-size-asian="11pt" style:font-size-complex="11pt"/>
    </style:style>
    <style:style style:name="P10" style:family="paragraph" style:parent-style-name="Text_20_body">
      <style:paragraph-properties fo:line-height="100%"/>
      <style:text-properties style:font-name="FreeSerif" fo:font-size="11pt" officeooo:rsid="0019a3f8" officeooo:paragraph-rsid="001a73a7" style:font-size-asian="11pt" style:font-size-complex="11pt"/>
    </style:style>
    <style:style style:name="P11" style:family="paragraph" style:parent-style-name="Text_20_body">
      <style:paragraph-properties fo:line-height="100%"/>
      <style:text-properties style:font-name="FreeSerif" fo:font-size="11pt" officeooo:rsid="00196bec" officeooo:paragraph-rsid="00196bec" style:font-size-asian="11pt" style:font-size-complex="11pt"/>
    </style:style>
    <style:style style:name="P12" style:family="paragraph" style:parent-style-name="Text_20_body">
      <style:paragraph-properties fo:line-height="100%"/>
      <style:text-properties style:font-name="FreeSerif" fo:font-size="11pt" fo:font-weight="normal" officeooo:rsid="001bc302" officeooo:paragraph-rsid="0013b627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line-height="100%"/>
      <style:text-properties style:font-name="FreeSerif" fo:font-size="11pt" fo:font-weight="normal" officeooo:rsid="0013b627" officeooo:paragraph-rsid="0013b627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line-height="100%"/>
      <style:text-properties style:font-name="FreeSerif" fo:font-size="11pt" fo:font-weight="bold" officeooo:rsid="0015c8dd" officeooo:paragraph-rsid="0015c8dd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line-height="100%"/>
      <style:text-properties style:font-name="FreeSerif" fo:font-size="11pt" fo:font-weight="bold" officeooo:rsid="0013b627" officeooo:paragraph-rsid="0013b627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line-height="100%"/>
      <style:text-properties style:font-name="FreeSerif" fo:font-size="11pt" fo:font-style="normal" officeooo:rsid="00157024" officeooo:paragraph-rsid="00157024" style:font-size-asian="11pt" style:font-style-asian="normal" style:font-size-complex="11pt" style:font-style-complex="normal"/>
    </style:style>
    <style:style style:name="P17" style:family="paragraph" style:parent-style-name="Text_20_body">
      <style:paragraph-properties fo:line-height="100%"/>
      <style:text-properties style:font-name="FreeSerif" fo:font-size="11pt" fo:font-style="normal" officeooo:rsid="0017ad38" officeooo:paragraph-rsid="0017ad38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line-height="100%"/>
      <style:text-properties style:font-name="FreeSerif" fo:font-size="11pt" fo:font-style="normal" officeooo:rsid="0017ad38" officeooo:paragraph-rsid="001a73a7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line-height="100%"/>
      <style:text-properties style:font-name="FreeSerif" fo:font-weight="normal" officeooo:rsid="0013b627" officeooo:paragraph-rsid="0013b627" style:font-weight-asian="normal" style:font-weight-complex="normal"/>
    </style:style>
    <style:style style:name="P20" style:family="paragraph" style:parent-style-name="Text_20_body">
      <style:paragraph-properties fo:line-height="100%"/>
      <style:text-properties style:font-name="Courier 10 Pitch" fo:font-size="9pt" officeooo:rsid="00196bec" officeooo:paragraph-rsid="00196bec" style:font-size-asian="9pt" style:font-size-complex="9pt"/>
    </style:style>
    <style:style style:name="P21" style:family="paragraph" style:parent-style-name="Text_20_body">
      <style:paragraph-properties fo:line-height="100%"/>
      <style:text-properties style:font-name="Courier 10 Pitch" fo:font-size="9pt" officeooo:rsid="00196bec" officeooo:paragraph-rsid="001a73a7" style:font-size-asian="9pt" style:font-size-complex="9pt"/>
    </style:style>
    <style:style style:name="P22" style:family="paragraph" style:parent-style-name="Text_20_body">
      <style:paragraph-properties fo:margin-left="0.9846in" fo:margin-right="0in" fo:line-height="100%" fo:text-indent="0in" style:auto-text-indent="false"/>
      <style:text-properties style:font-name="FreeSerif" fo:font-size="11pt" officeooo:rsid="0019a3f8" officeooo:paragraph-rsid="00157024" style:font-size-asian="11pt" style:font-size-complex="11pt"/>
    </style:style>
    <style:style style:name="P23" style:family="paragraph" style:parent-style-name="Text_20_body">
      <style:paragraph-properties fo:margin-left="0.9846in" fo:margin-right="0in" fo:line-height="100%" fo:text-indent="0in" style:auto-text-indent="false"/>
      <style:text-properties style:font-name="FreeSerif" fo:font-size="11pt" fo:font-style="normal" officeooo:rsid="00157024" officeooo:paragraph-rsid="00157024" style:font-size-asian="11pt" style:font-style-asian="normal" style:font-size-complex="11pt" style:font-style-complex="normal"/>
    </style:style>
    <style:style style:name="P24" style:family="paragraph" style:parent-style-name="Text_20_body">
      <style:paragraph-properties fo:margin-left="0.9846in" fo:margin-right="0in" fo:line-height="100%" fo:text-indent="0in" style:auto-text-indent="false"/>
      <style:text-properties style:font-name="FreeSerif" fo:font-size="11pt" fo:font-style="normal" officeooo:rsid="0017ad38" officeooo:paragraph-rsid="0017ad38" style:font-size-asian="11pt" style:font-style-asian="normal" style:font-size-complex="11pt" style:font-style-complex="normal"/>
    </style:style>
    <style:style style:name="P25" style:family="paragraph" style:parent-style-name="Text_20_body">
      <style:paragraph-properties fo:margin-left="0.9846in" fo:margin-right="0in" fo:line-height="100%" fo:text-indent="0in" style:auto-text-indent="false"/>
      <style:text-properties style:font-name="FreeSerif" fo:font-size="11pt" fo:font-style="normal" officeooo:rsid="0017ad38" officeooo:paragraph-rsid="001a73a7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line-height="100%"/>
      <style:text-properties style:font-name="Courier 10 Pitch" fo:font-size="9pt" officeooo:rsid="001a73a7" officeooo:paragraph-rsid="001a73a7" style:font-size-asian="9pt" style:font-size-complex="9pt"/>
    </style:style>
    <style:style style:name="P27" style:family="paragraph" style:parent-style-name="Text_20_body">
      <style:paragraph-properties fo:line-height="100%"/>
      <style:text-properties style:font-name="FreeSerif" fo:font-size="11pt" officeooo:rsid="001a73a7" officeooo:paragraph-rsid="001a73a7" style:font-size-asian="11pt" style:font-size-complex="11pt"/>
    </style:style>
    <style:style style:name="P28" style:family="paragraph" style:parent-style-name="Text_20_body" style:list-style-name="L1">
      <style:paragraph-properties fo:line-height="100%"/>
      <style:text-properties style:font-name="FreeSerif" fo:font-size="11pt" fo:font-weight="normal" officeooo:rsid="001bc302" officeooo:paragraph-rsid="0013b627" style:font-size-asian="11pt" style:font-weight-asian="normal" style:font-size-complex="11pt" style:font-weight-complex="normal"/>
    </style:style>
    <style:style style:name="P29" style:family="paragraph" style:parent-style-name="Text_20_body" style:list-style-name="L1">
      <style:paragraph-properties fo:line-height="100%"/>
      <style:text-properties style:font-name="FreeSerif" fo:font-size="11pt" fo:font-weight="normal" officeooo:rsid="0013b627" officeooo:paragraph-rsid="0013b627" style:font-size-asian="11pt" style:font-weight-asian="normal" style:font-size-complex="11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548f" style:font-style-asian="normal" style:font-style-complex="normal"/>
    </style:style>
    <style:style style:name="T3" style:family="text">
      <style:text-properties fo:font-style="normal" officeooo:rsid="0013b627" style:font-style-asian="normal" style:font-style-complex="normal"/>
    </style:style>
    <style:style style:name="T4" style:family="text">
      <style:text-properties fo:font-style="normal" officeooo:rsid="00157024" style:font-style-asian="normal" style:font-style-complex="normal"/>
    </style:style>
    <style:style style:name="T5" style:family="text">
      <style:text-properties fo:font-style="normal" officeooo:rsid="0015c8dd" style:font-style-asian="normal" style:font-style-complex="normal"/>
    </style:style>
    <style:style style:name="T6" style:family="text">
      <style:text-properties fo:font-style="normal" officeooo:rsid="001a73a7" style:font-style-asian="normal" style:font-style-complex="normal"/>
    </style:style>
    <style:style style:name="T7" style:family="text">
      <style:text-properties officeooo:rsid="0013b627"/>
    </style:style>
    <style:style style:name="T8" style:family="text">
      <style:text-properties officeooo:rsid="0017ad38"/>
    </style:style>
    <style:style style:name="T9" style:family="text">
      <style:text-properties officeooo:rsid="00157024"/>
    </style:style>
    <style:style style:name="T10" style:family="text">
      <style:text-properties officeooo:rsid="00196bec"/>
    </style:style>
    <style:style style:name="T11" style:family="text">
      <style:text-properties style:font-name="Courier 10 Pitch" fo:font-size="9pt" style:font-size-asian="9pt" style:font-size-complex="9pt"/>
    </style:style>
    <style:style style:name="T12" style:family="text">
      <style:text-properties style:font-name="Courier 10 Pitch" fo:font-size="9pt" officeooo:rsid="00196bec" style:font-size-asian="9pt" style:font-size-complex="9pt"/>
    </style:style>
    <style:style style:name="T13" style:family="text">
      <style:text-properties style:font-name="Courier 10 Pitch" fo:font-size="9pt" officeooo:rsid="001a73a7" style:font-size-asian="9pt" style:font-size-complex="9pt"/>
    </style:style>
    <style:style style:name="T14" style:family="text">
      <style:text-properties style:font-name="Courier 10 Pitch" fo:font-size="9pt" officeooo:rsid="0013b627" style:font-size-asian="9pt" style:font-size-complex="9pt"/>
    </style:style>
    <style:style style:name="T15" style:family="text">
      <style:text-properties officeooo:rsid="001a73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Relatório</text:p>
      <text:p text:style-name="P3">Construção de Compiladores</text:p>
      <text:p text:style-name="P3"/>
      <text:p text:style-name="P2">Gerador de analisador <text:span text:style-name="T8">semântico</text:span> – <text:span text:style-name="T7">Biso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Victor Hugo Cândido de Oliveira</text:p>
      <text:p text:style-name="P1">RA 121041451</text:p>
      <text:p text:style-name="P5"><text:soft-page-break/></text:p>
      <text:p text:style-name="P7">Objetivo</text:p>
      <text:p text:style-name="P19"><text:tab/>Desenvolvimento de um gerador de analisador s<text:span text:style-name="T8">emântico</text:span> utilizando a ferramenta <text:span text:style-name="T8">de análise sintátia/semântica</text:span> GNU Bison em conjunto com a ferramenta de análise léxica Flex.</text:p>
      <text:p text:style-name="P19"/>
      <text:p text:style-name="P15">Linguagem</text:p>
      <text:p text:style-name="P9"><text:tab/><text:span text:style-name="T10">Algumas modificações foram necessárias para a implementação do terceiro projeto, entre elas estão:</text:span></text:p>
      <text:p text:style-name="P9"><text:tab/><text:tab/>-<text:span text:style-name="T10">declarações múltiplas não são mais válidas, apenas uma declaração por comando.</text:span></text:p>
      <text:p text:style-name="P9"><text:tab/><text:tab/>-<text:span text:style-name="T10">atribuições só podem ser feitas nos formatos:</text:span></text:p>
      <text:p text:style-name="P10"><text:tab/><text:tab/><text:tab/><text:span text:style-name="T12">&lt;ID&gt; = &lt;expressão numérica </text:span><text:span text:style-name="T13">ou valor absoluto</text:span><text:span text:style-name="T12">&gt; </text:span></text:p>
      <text:p text:style-name="P20"><text:tab/><text:tab/><text:tab/>&lt;ID&gt;++</text:p>
      <text:p text:style-name="P20"><text:tab/><text:tab/><text:tab/>&lt;ID&gt;--</text:p>
      <text:p text:style-name="P20"><text:tab/><text:tab/><text:tab/>&lt;ID&gt; = &lt;ID &gt;</text:p>
      <text:p text:style-name="P11"><text:tab/><text:tab/> ou seja, expressões no formato:</text:p>
      <text:p text:style-name="P21"><text:tab/><text:tab/><text:tab/>&lt;ID&gt; = &lt;ID &gt; <text:span text:style-name="T15">&lt;operador&gt; &lt;qualquer coisa&gt; </text:span></text:p>
      <text:p text:style-name="P27"><text:tab/><text:tab/> (envolvendo elemento(s) não numérico) não serão aceitas.</text:p>
      <text:p text:style-name="P27"><text:tab/><text:tab/>-comandos de declaração e atribuição devem ser feitos em linhas separadas:</text:p>
      <text:p text:style-name="P4"><text:tab/><text:tab/><text:tab/><text:span text:style-name="T13">&lt;tipo de dado&gt; &lt;</text:span><text:span text:style-name="T12">ID&gt;;</text:span></text:p>
      <text:p text:style-name="P26"><text:tab/><text:tab/><text:tab/>&lt;ID&gt; = &lt;expressão, valor ou ID&gt; ;</text:p>
      <text:p text:style-name="P27"><text:tab/><text:tab/>-modificações na estrutura para eliminar conflitos.</text:p>
      <text:p text:style-name="P9"><text:span text:style-name="T1"><text:tab/>A linguagem </text:span><text:span text:style-name="T2">L </text:span><text:span text:style-name="T1">aceita pelo analisador desenvolvido </text:span><text:span text:style-name="T3">será especificada p</text:span><text:span text:style-name="T4">elas</text:span><text:span text:style-name="T3"> </text:span><text:span text:style-name="T4">regras a seguir </text:span><text:span text:style-name="T6">ret</text:span><text:span text:style-name="T4">iradas do arquivo parser.output gerado pelo Bison.</text:span></text:p>
      <text:p text:style-name="P16"><text:tab/>Os tokens reconhecidos são:</text:p>
      <text:p text:style-name="P17"><text:tab/><text:tab/>Delimitadores: '(' <text:s text:c="2"/>')' <text:s text:c="3"/>';' <text:s text:c="3"/>'{' <text:s text:c="2"/>'}' <text:s text:c="3"/>','</text:p>
      <text:p text:style-name="P17"><text:tab/><text:tab/>Operadores: '*' <text:s text:c="2"/>'+' <text:s text:c="3"/>'-' <text:s text:c="2"/>'/' </text:p>
      <text:p text:style-name="P17"><text:tab/><text:tab/>Atribuição: '='</text:p>
      <text:p text:style-name="P23">MAIN – token da função principal</text:p>
      <text:p text:style-name="P23">IF – token “if”</text:p>
      <text:p text:style-name="P23">ELSE – token “else”</text:p>
      <text:p text:style-name="P23">DO – token “do”</text:p>
      <text:p text:style-name="P23">WHILE – token “while”</text:p>
      <text:p text:style-name="P23">FOR – token “for”</text:p>
      <text:p text:style-name="P23">BREAK – token “break”</text:p>
      <text:p text:style-name="P23">PRINT – token “print”</text:p>
      <text:p text:style-name="P23">RETURN – token “return”</text:p>
      <text:p text:style-name="P17"><text:tab/><text:tab/>INT_TYPE <text:span text:style-name="T9">–</text:span> token “int”</text:p>
      <text:p text:style-name="P17"><text:tab/><text:tab/>FLOAT_TYPE <text:span text:style-name="T9">–</text:span> token “float”</text:p>
      <text:p text:style-name="P23">STRING – strings utilizadas no comando “print”</text:p>
      <text:p text:style-name="P23"><text:soft-page-break/><text:span text:style-name="T8">INTEGER</text:span> – <text:span text:style-name="T8">número </text:span>inteiro</text:p>
      <text:p text:style-name="P24">REAL – número real</text:p>
      <text:p text:style-name="P22"><text:span text:style-name="T4">ID – </text:span><text:span text:style-name="T5">token para identificadores e nome de funções</text:span></text:p>
      <text:p text:style-name="P18"><text:tab/><text:tab/>MATH_INC <text:span text:style-name="T9">–</text:span> <text:s/>incremento de 1 “++”</text:p>
      <text:p text:style-name="P18"><text:tab/><text:tab/>MATH_DEC <text:span text:style-name="T9">–</text:span> decremento de 1 “--”</text:p>
      <text:p text:style-name="P18"><text:tab/><text:tab/>LOG_EQL <text:span text:style-name="T9">–</text:span> operador lógico binário EQUIVALE A “==”</text:p>
      <text:p text:style-name="P18"><text:tab/><text:tab/>LOG_LT <text:span text:style-name="T9">–</text:span> operador lógico binário MENOR QUE “&lt;”</text:p>
      <text:p text:style-name="P18"><text:tab/><text:tab/>LOG_GT <text:span text:style-name="T9">–</text:span> operador lógico binário MAIOR QUE “&gt;”</text:p>
      <text:p text:style-name="P18"><text:tab/><text:tab/>LOG_AND <text:span text:style-name="T9">–</text:span> operador lógico binário E “&amp;&amp;”</text:p>
      <text:p text:style-name="P18"><text:tab/><text:tab/>LOG_OR <text:span text:style-name="T9">–</text:span> operador lógico binário OU “||”</text:p>
      <text:p text:style-name="P25"><text:span text:style-name="T5">LOG_NOT </text:span><text:span text:style-name="T9">–</text:span><text:span text:style-name="T5"> operador lógico unário NÃO “!”</text:span></text:p>
      <text:p text:style-name="P8"/>
      <text:p text:style-name="P14"><text:span text:style-name="T5">C</text:span><text:span text:style-name="T1">ódigo gerado pelo Bison (parser.output)</text:span></text:p>
      <text:p text:style-name="P20">$accept: program $end </text:p>
      <text:p text:style-name="P20">program: MAIN '(' ')' '{' commands '}' program_end </text:p>
      <text:p text:style-name="P20"><text:s text:c="7"/>| error </text:p>
      <text:p text:style-name="P20">program_end: %empty </text:p>
      <text:p text:style-name="P20"><text:s text:c="11"/>| ID '(' ')' '{' commands '}' program_end </text:p>
      <text:p text:style-name="P20"><text:s text:c="11"/>| error </text:p>
      <text:p text:style-name="P20">commands: command_list </text:p>
      <text:p text:style-name="P20">command_list: '{' command_list '}' </text:p>
      <text:p text:style-name="P20"><text:s text:c="12"/>| command command_list </text:p>
      <text:p text:style-name="P20"><text:s text:c="12"/>| %empty </text:p>
      <text:p text:style-name="P20">command: cmd ';' </text:p>
      <text:p text:style-name="P20"><text:s text:c="7"/>| stmt </text:p>
      <text:p text:style-name="P20"><text:s text:c="7"/>| error </text:p>
      <text:p text:style-name="P20">stmt: if_stmt </text:p>
      <text:p text:style-name="P20"><text:s text:c="4"/>| for_stmt </text:p>
      <text:p text:style-name="P20"><text:s text:c="4"/>| while_stmt </text:p>
      <text:p text:style-name="P20"><text:s text:c="4"/>| dowhile_stmt </text:p>
      <text:p text:style-name="P20">cmd: PRINT STRING </text:p>
      <text:p text:style-name="P20"><text:s text:c="3"/>| BREAK </text:p>
      <text:p text:style-name="P20"><text:s text:c="3"/>| RETURN </text:p>
      <text:p text:style-name="P20"><text:s text:c="3"/>| attrib </text:p>
      <text:p text:style-name="P20"><text:s text:c="3"/>| declaration </text:p>
      <text:p text:style-name="P20">if_stmt: IF '(' l_expr ')' '{' commands '}' else_stmt </text:p>
      <text:p text:style-name="P20">else_stmt: %empty </text:p>
      <text:p text:style-name="P20"><text:s text:c="9"/>| ELSE '{' commands '}' </text:p>
      <text:p text:style-name="P20">for_stmt: FOR '(' ffirst ';' l_expr ';' fthird ')' '{' commands '}' </text:p>
      <text:p text:style-name="P20"><text:soft-page-break/><text:s/>ffirst: %empty </text:p>
      <text:p text:style-name="P20"><text:s text:c="6"/>| attrib_list </text:p>
      <text:p text:style-name="P20">fthird: %empty </text:p>
      <text:p text:style-name="P20"><text:s text:c="6"/>| cmd ',' fthird </text:p>
      <text:p text:style-name="P20"><text:s text:c="6"/>| cmd </text:p>
      <text:p text:style-name="P20">while_stmt: WHILE '(' l_expr ')' '{' commands '}' </text:p>
      <text:p text:style-name="P20">dowhile_stmt: DO '{' commands '}' WHILE '(' l_expr ')' ';' </text:p>
      <text:p text:style-name="P20">declaration: INT_TYPE ID </text:p>
      <text:p text:style-name="P20"><text:s text:c="11"/>| FLOAT_TYPE ID </text:p>
      <text:p text:style-name="P20">attrib_list: attrib ',' attrib_list </text:p>
      <text:p text:style-name="P20"><text:s text:c="11"/>| attrib </text:p>
      <text:p text:style-name="P20">attrib: i_attrib </text:p>
      <text:p text:style-name="P20"><text:s text:c="6"/>| r_attrib </text:p>
      <text:p text:style-name="P20"><text:s text:c="6"/>| ID MATH_INC </text:p>
      <text:p text:style-name="P20"><text:s text:c="6"/>| ID MATH_DEC </text:p>
      <text:p text:style-name="P20"><text:s text:c="6"/>| ID '=' ID </text:p>
      <text:p text:style-name="P20"><text:s text:c="6"/>| error </text:p>
      <text:p text:style-name="P20">i_attrib: ID '=' i_expr </text:p>
      <text:p text:style-name="P20">r_attrib: ID '=' r_expr </text:p>
      <text:p text:style-name="P20">l_expr: l_expr LOG_EQL l_factor </text:p>
      <text:p text:style-name="P20"><text:s text:c="6"/>| l_expr LOG_AND l_factor </text:p>
      <text:p text:style-name="P20"><text:s text:c="6"/>| l_expr LOG_OR l_factor </text:p>
      <text:p text:style-name="P20"><text:s text:c="6"/>| l_expr LOG_GT l_factor </text:p>
      <text:p text:style-name="P20"><text:s text:c="6"/>| l_expr LOG_LT l_factor </text:p>
      <text:p text:style-name="P20"><text:s text:c="6"/>| LOG_NOT l_expr </text:p>
      <text:p text:style-name="P20"><text:s text:c="6"/>| l_factor </text:p>
      <text:p text:style-name="P20">l_factor: '(' l_expr ')' </text:p>
      <text:p text:style-name="P20"><text:s text:c="8"/>| INTEGER </text:p>
      <text:p text:style-name="P20"><text:s text:c="8"/>| REAL </text:p>
      <text:p text:style-name="P20"><text:s text:c="8"/>| ID </text:p>
      <text:p text:style-name="P20">i_expr: i_expr '+' i_term </text:p>
      <text:p text:style-name="P20"><text:s text:c="6"/>| i_expr '-' i_term </text:p>
      <text:p text:style-name="P20"><text:s text:c="6"/>| i_term </text:p>
      <text:p text:style-name="P20">r_expr: r_expr '+' r_term </text:p>
      <text:p text:style-name="P20"><text:s text:c="6"/>| r_expr '-' r_term </text:p>
      <text:p text:style-name="P20"><text:s text:c="6"/>| r_term </text:p>
      <text:p text:style-name="P20">i_term: i_term '*' i_factor </text:p>
      <text:p text:style-name="P20"><text:s text:c="6"/>| i_term '/' i_factor </text:p>
      <text:p text:style-name="P20"><text:s text:c="6"/>| i_factor </text:p>
      <text:p text:style-name="P20">r_term: r_term '*' r_factor </text:p>
      <text:p text:style-name="P20"><text:s text:c="6"/>| r_term '/' r_factor </text:p>
      <text:p text:style-name="P20"><text:soft-page-break/><text:s text:c="6"/>| r_factor </text:p>
      <text:p text:style-name="P20">i_factor: '(' i_expr ')' </text:p>
      <text:p text:style-name="P20"><text:s text:c="8"/>| INTEGER </text:p>
      <text:p text:style-name="P20">r_factor: '(' r_expr ')' </text:p>
      <text:p text:style-name="P20"><text:s text:c="8"/>| REAL</text:p>
      <text:p text:style-name="P20"/>
      <text:p text:style-name="P6">Conteúdo</text:p>
      <text:p text:style-name="P12"><text:tab/>Seguem os seguintes arquivos:</text:p>
      <text:list xml:id="list1881050879286138313" text:style-name="L1">
        <text:list-item>
          <text:p text:style-name="P28"><text:span text:style-name="T14">scanner.l</text:span><text:span text:style-name="T11"> </text:span>– <text:span text:style-name="T7">código do gerador de analisador léxico (Flex)</text:span></text:p>
        </text:list-item>
        <text:list-item>
          <text:p text:style-name="P28"><text:span text:style-name="T14">parser.y</text:span> – código do gerador <text:span text:style-name="T7">de analisador sintático</text:span> (<text:span text:style-name="T7">Bison</text:span>)</text:p>
        </text:list-item>
        <text:list-item>
          <text:p text:style-name="P29"><text:span text:style-name="T11">symboltable.h</text:span>/<text:span text:style-name="T11">symboltable.c</text:span> – tabela de símbolos</text:p>
        </text:list-item>
        <text:list-item>
          <text:p text:style-name="P28"><text:span text:style-name="T11">compila.sh</text:span> – código em shell script para compilar o <text:span text:style-name="T7">scanner.l, o parser.y e gerar o executável exec com os códigos </text:span><text:span text:style-name="T14">lex.yy.c</text:span><text:span text:style-name="T7">, </text:span><text:span text:style-name="T14">parser.tab.c</text:span><text:span text:style-name="T7"> e </text:span><text:span text:style-name="T14">symboltable.c</text:span></text:p>
        </text:list-item>
        <text:list-item>
          <text:p text:style-name="P28"><text:span text:style-name="T11">input_scanner</text:span> – exemplo de <text:span text:style-name="T7">código a ser analisado pel</text:span>a linguagem</text:p>
        </text:list-item>
      </text:list>
      <text:p text:style-name="P12"/>
      <text:p text:style-name="P6">Para compilar e executar</text:p>
      <text:p text:style-name="P12"><text:tab/>Execute o script compila.sh com o comando</text:p>
      <text:p text:style-name="P12"><text:tab/><text:tab/><text:span text:style-name="T11">./compila.sh</text:span></text:p>
      <text:p text:style-name="P12"><text:tab/>Execute o executável exec gerado pelo script <text:span text:style-name="T7">e insira o código pelo próprio stdin</text:span></text:p>
      <text:p text:style-name="P12"><text:tab/><text:tab/><text:span text:style-name="T11">./exec</text:span></text:p>
      <text:p text:style-name="P12"><text:tab/>ou execute <text:span text:style-name="T10">o código passando um arquivo como parâmetro</text:span> (ex: <text:span text:style-name="T11">input_scanner</text:span>)</text:p>
      <text:p text:style-name="P12"><text:tab/><text:tab/><text:span text:style-name="T11">./exec input_scanner</text:span></text:p>
      <text:p text:style-name="P12"/>
      <text:p text:style-name="P6">Saída do analisador</text:p>
      <text:p text:style-name="P13"><text:tab/>O analisador acusará erros de <text:span text:style-name="T10">sintaxe</text:span> como falta de parênteses, chaves, ponto e vírgula, declarações incompletas, etc.</text:p>
      <text:p text:style-name="P13"><text:tab/><text:span text:style-name="T10">O analisador apontará erros sintáticos como:</text:span></text:p>
      <text:p text:style-name="P13"><text:tab/>-<text:span text:style-name="T10">atribuição de tipos diferentes</text:span></text:p>
      <text:p text:style-name="P13"><text:tab/>-<text:span text:style-name="T10">utilização de uma variável não declarada</text:span></text:p>
      <text:p text:style-name="P13"><text:tab/>-<text:span text:style-name="T10">redeclaração de uma varíavel com tipo diferente ou não</text:span></text:p>
      <text:p text:style-name="P13"><text:tab/><text:span text:style-name="T15">E irá inserir a tabela de símbolos formada (com valores atuais, lexema e tipos) no arquivo “</text:span><text:span text:style-name="T13">symboltable</text:span><text:span text:style-name="T15">”.</text:span></text:p>
      <text:p text:style-name="P13"><text:tab/>Caso <text:span text:style-name="T15">existam erros o analisador os apontará aproximando o cursor da ocorrẽncia, caso contrário</text:span> a análise será concluída com suces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7:27:13.779591779</meta:creation-date>
    <dc:date>2015-02-08T11:08:07.839678640</dc:date>
    <meta:editing-duration>PT3M59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5" meta:paragraph-count="145" meta:word-count="708" meta:character-count="4949" meta:non-whitespace-character-count="3893"/>
  </office:meta>
</office:document-meta>
</file>